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draw:marker-start-width="0.279cm" draw:marker-end-width="0.279cm" draw:fill-color="#b2b2b2" draw:textarea-vertical-align="middle" draw:auto-grow-height="false" fo:min-height="15.75cm" fo:min-width="15.448cm" fo:padding-top="0.151cm" fo:padding-bottom="0.151cm" fo:padding-left="0.276cm" fo:padding-right="0.276cm" fo:wrap-option="wrap"/>
    </style:style>
    <style:style style:name="gr2" style:family="graphic" style:parent-style-name="objectwithoutfill">
      <style:graphic-properties draw:stroke="dash" draw:stroke-dash="Dash" svg:stroke-width="0.081cm" svg:stroke-color="#000000" draw:marker-start="Arrowheads_20_1" draw:marker-start-width="0.321cm" draw:marker-end="" draw:marker-end-width="0.321cm" svg:stroke-linecap="butt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35cm" svg:stroke-color="#000000" draw:marker-start="Arrowheads_20_1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808080" loext:fill-use-slide-background="fals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28cm" svg:stroke-color="#000000" draw:marker-start="Arrowheads_20_1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17cm" fo:min-width="1.5cm" fo:padding-top="0.165cm" fo:padding-bottom="0.165cm" fo:padding-left="0.29cm" fo:padding-right="0.29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P1" style:family="paragraph">
      <loext:graphic-properties draw:fill-color="#b2b2b2"/>
      <style:paragraph-properties fo:text-align="center"/>
      <style:text-properties style:font-name="Liberation Serif" fo:font-size="24pt" fo:font-style="normal"/>
    </style:style>
    <style:style style:name="P2" style:family="paragraph">
      <loext:graphic-properties draw:fill="none"/>
      <style:paragraph-properties fo:text-align="center"/>
      <style:text-properties style:font-name="Liberation Serif" fo:font-size="24pt" fo:font-style="normal"/>
    </style:style>
    <style:style style:name="P3" style:family="paragraph">
      <style:paragraph-properties fo:text-align="center"/>
      <style:text-properties style:font-name="Liberation Serif" fo:font-size="24pt" fo:font-style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erif" fo:font-size="24pt" fo:font-style="normal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style:font-name="Liberation Serif" fo:font-size="24pt" fo:font-style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style:font-name="Liberation Serif" fo:font-size="24pt" fo:font-style="normal" fo:font-weight="normal"/>
    </style:style>
    <style:style style:name="P9" style:family="paragraph">
      <loext:graphic-properties draw:fill="solid" draw:fill-color="#808080"/>
      <style:paragraph-properties fo:text-align="center"/>
      <style:text-properties style:font-name="Liberation Serif" fo:font-size="24pt" fo:font-style="normal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style:font-name="Liberation Serif" fo:font-size="24pt" fo:font-style="normal" style:font-style-asian="normal" style:font-style-complex="normal"/>
    </style:style>
    <style:style style:name="P11" style:family="paragraph">
      <loext:graphic-properties draw:fill-color="#dddddd"/>
      <style:paragraph-properties fo:text-align="center"/>
      <style:text-properties style:font-name="Liberation Serif" fo:font-size="24pt" fo:font-style="normal"/>
    </style:style>
    <style:style style:name="T1" style:family="text">
      <style:text-properties style:font-name="Liberation Serif" fo:font-size="24pt" fo:font-style="normal"/>
    </style:style>
    <style:style style:name="T2" style:family="text">
      <style:text-properties style:text-position="0% 100%" style:font-name="Liberation Serif" fo:font-size="24pt" fo:font-style="normal" fo:font-weight="normal" style:font-weight-asian="normal" style:font-weight-complex="normal"/>
    </style:style>
    <style:style style:name="T3" style:family="text">
      <style:text-properties style:text-position="0% 100%" style:font-name="Liberation Serif" fo:font-size="24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-8% 58%" style:font-name="Liberation Serif" fo:font-size="24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-8% 58%" style:font-name="Liberation Serif" fo:font-size="26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draw:transform="rotate (-3.14159265358979) translate (10cm 20cm)">
          <text:p/>
          <draw:enhanced-geometry draw:mirror-horizontal="false" draw:mirror-vertical="false" draw:glue-point-type="segments" draw:type="mso-spt100" draw:modifiers="-90 179.9719275968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2" draw:layer="layout" svg:x1="2cm" svg:y1="0.5cm" svg:x2="2cm" svg:y2="21.5cm">
          <text:p/>
        </draw:line>
        <draw:ellipse draw:style-name="gr3" draw:text-style-name="P3" draw:layer="layout" svg:width="3cm" svg:height="1.071cm" svg:x="0.5cm" svg:y="1.929cm" draw:kind="arc" draw:start-angle="124.83" draw:end-angle="60.43">
          <text:p/>
        </draw:ellipse>
        <draw:frame draw:style-name="gr4" draw:text-style-name="P5" draw:layer="layout" svg:width="1.5cm" svg:height="1.5cm" svg:x="0.75cm" svg:y="0cm">
          <draw:text-box>
            <text:p text:style-name="P4"><text:span text:style-name="T1">z</text:span></text:p>
          </draw:text-box>
        </draw:frame>
        <draw:frame draw:style-name="gr5" draw:text-style-name="P7" draw:layer="layout" svg:width="2cm" svg:height="2cm" svg:x="3cm" svg:y="1.5cm">
          <draw:text-box>
            <text:p text:style-name="P6"><text:span text:style-name="T2">φ</text:span></text:p>
          </draw:text-box>
        </draw:frame>
        <draw:line draw:style-name="gr6" draw:text-style-name="P2" draw:layer="layout" svg:x1="2cm" svg:y1="20cm" svg:x2="10cm" svg:y2="20cm">
          <text:p/>
        </draw:line>
        <draw:frame draw:style-name="gr7" draw:text-style-name="P8" draw:layer="layout" svg:width="2cm" svg:height="2cm" svg:x="8.75cm" svg:y="18.25cm">
          <draw:text-box>
            <text:p text:style-name="P6"><text:span text:style-name="T2">r</text:span></text:p>
          </draw:text-box>
        </draw:frame>
        <draw:circle draw:style-name="gr8" draw:text-style-name="P2" draw:layer="layout" svg:width="16cm" svg:height="16cm" draw:transform="rotate (-3.14159265358979) translate (10cm 20cm)" draw:kind="cut" draw:start-angle="90" draw:end-angle="270">
          <text:p/>
        </draw:circle>
        <draw:circle draw:style-name="gr9" draw:text-style-name="P9" draw:layer="layout" svg:width="4cm" svg:height="4cm" draw:transform="rotate (-3.14159265358979) translate (4cm 18.5cm)" draw:kind="cut" draw:start-angle="90" draw:end-angle="270">
          <text:p/>
        </draw:circle>
        <draw:line draw:style-name="gr10" draw:text-style-name="P2" draw:layer="layout" svg:x1="3.75cm" svg:y1="4.25cm" svg:x2="2cm" svg:y2="12cm">
          <text:p/>
        </draw:line>
        <draw:frame draw:style-name="gr11" draw:text-style-name="P10" draw:layer="layout" svg:width="2cm" svg:height="2cm" svg:x="2cm" svg:y="4.25cm">
          <draw:text-box>
            <text:p text:style-name="P6"><text:span text:style-name="T3">R</text:span></text:p>
          </draw:text-box>
        </draw:frame>
        <draw:line draw:style-name="gr12" draw:text-style-name="P2" draw:layer="layout" svg:x1="2cm" svg:y1="12cm" svg:x2="10cm" svg:y2="12cm">
          <text:p/>
        </draw:line>
        <draw:custom-shape draw:style-name="gr13" draw:text-style-name="P11" draw:layer="layout" svg:width="2cm" svg:height="1.5cm" svg:x="4cm" svg:y="8.2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cm" svg:height="2cm" svg:x="2cm" svg:y="15.5cm">
          <draw:text-box>
            <text:p text:style-name="P6"><text:span text:style-name="T3">Ω</text:span><text:span text:style-name="T4">1</text:span></text:p>
          </draw:text-box>
        </draw:frame>
        <draw:frame draw:style-name="gr15" draw:text-style-name="P10" draw:layer="layout" svg:width="2cm" svg:height="2cm" svg:x="7.5cm" svg:y="12.25cm">
          <draw:text-box>
            <text:p text:style-name="P6"><text:span text:style-name="T3">Ω</text:span><text:span text:style-name="T4">2</text:span></text:p>
          </draw:text-box>
        </draw:frame>
        <draw:frame draw:style-name="gr16" draw:text-style-name="P10" draw:layer="layout" svg:width="2cm" svg:height="2cm" svg:x="7.5cm" svg:y="9.75cm">
          <draw:text-box>
            <text:p text:style-name="P6"><text:span text:style-name="T3">Ω</text:span><text:span text:style-name="T4">3</text:span></text:p>
          </draw:text-box>
        </draw:frame>
        <draw:frame draw:style-name="gr17" draw:text-style-name="P10" draw:layer="layout" svg:width="2cm" svg:height="2cm" svg:x="4cm" svg:y="8cm">
          <draw:text-box>
            <text:p text:style-name="P6"><text:span text:style-name="T3">Ω</text:span><text:span text:style-name="T4">4</text:span></text:p>
          </draw:text-box>
        </draw:frame>
        <draw:line draw:style-name="gr18" draw:text-style-name="P2" draw:layer="layout" svg:x1="3.75cm" svg:y1="15.5cm" svg:x2="4.5cm" svg:y2="14.75cm">
          <text:p/>
        </draw:line>
        <draw:frame draw:style-name="gr19" draw:text-style-name="P10" draw:layer="layout" svg:width="2cm" svg:height="2cm" svg:x="4cm" svg:y="13.25cm">
          <draw:text-box>
            <text:p text:style-name="P6"><text:span text:style-name="T3">Γ</text:span><text:span text:style-name="T4">1,2</text:span></text:p>
          </draw:text-box>
        </draw:frame>
        <draw:frame draw:style-name="gr20" draw:text-style-name="P10" draw:layer="layout" svg:width="2cm" svg:height="2cm" svg:x="5.5cm" svg:y="12.25cm">
          <draw:text-box>
            <text:p text:style-name="P6"><text:span text:style-name="T3">Γ</text:span><text:span text:style-name="T4">2,3</text:span></text:p>
          </draw:text-box>
        </draw:frame>
        <draw:line draw:style-name="gr18" draw:text-style-name="P2" draw:layer="layout" svg:x1="6cm" svg:y1="12.75cm" svg:x2="5.5cm" svg:y2="12cm">
          <text:p/>
        </draw:line>
        <draw:line draw:style-name="gr18" draw:text-style-name="P2" draw:layer="layout" svg:x1="8.75cm" svg:y1="16.25cm" svg:x2="9.75cm" svg:y2="17.25cm">
          <text:p/>
        </draw:line>
        <draw:frame draw:style-name="gr21" draw:text-style-name="P10" draw:layer="layout" svg:width="2cm" svg:height="2cm" svg:x="9.25cm" svg:y="16.75cm">
          <draw:text-box>
            <text:p text:style-name="P6"><text:span text:style-name="T3">Γ</text:span><text:span text:style-name="T4">T</text:span></text:p>
          </draw:text-box>
        </draw:frame>
        <draw:line draw:style-name="gr18" draw:text-style-name="P2" draw:layer="layout" svg:x1="8.75cm" svg:y1="7.75cm" svg:x2="9.75cm" svg:y2="6.75cm">
          <text:p/>
        </draw:line>
        <draw:frame draw:style-name="gr22" draw:text-style-name="P10" draw:layer="layout" svg:width="2cm" svg:height="2cm" svg:x="0cm" svg:y="11cm">
          <draw:text-box>
            <text:p text:style-name="P6"><text:span text:style-name="T3">Γ</text:span><text:span text:style-name="T5">Z</text:span></text:p>
          </draw:text-box>
        </draw:frame>
        <draw:line draw:style-name="gr18" draw:text-style-name="P2" draw:layer="layout" svg:x1="2cm" svg:y1="13.25cm" svg:x2="1.25cm" svg:y2="12.5cm">
          <text:p/>
        </draw:line>
        <draw:line draw:style-name="gr18" draw:text-style-name="P2" draw:layer="layout" svg:x1="2cm" svg:y1="16cm" svg:x2="1cm" svg:y2="12.75cm">
          <text:p/>
        </draw:line>
        <draw:line draw:style-name="gr18" draw:text-style-name="P2" draw:layer="layout" svg:x1="2cm" svg:y1="9.75cm" svg:x2="1.25cm" svg:y2="11.25cm">
          <text:p/>
        </draw:line>
        <draw:frame draw:style-name="gr23" draw:text-style-name="P10" draw:layer="layout" svg:width="2cm" svg:height="2cm" svg:x="9.25cm" svg:y="5.25cm">
          <draw:text-box>
            <text:p text:style-name="P6"><text:span text:style-name="T3">Γ</text:span><text:span text:style-name="T4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4:49:18.341000000</meta:creation-date>
    <dc:date>2022-11-26T18:11:06.462000000</dc:date>
    <meta:editing-duration>PT56M4S</meta:editing-duration>
    <meta:editing-cycles>6</meta:editing-cycles>
    <meta:generator>LibreOffice/7.4.0.3$Windows_X86_64 LibreOffice_project/f85e47c08ddd19c015c0114a68350214f7066f5a</meta:generator>
    <meta:document-statistic meta:object-count="29"/>
  </office:meta>
</office:document-meta>
</file>